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ff00" draw:marker-start-width="0.279cm" draw:marker-end-width="0.279cm" draw:fill="solid" draw:fill-color="#3232b2" draw:textarea-horizontal-align="justify" draw:textarea-vertical-align="middle" draw:auto-grow-height="false" fo:min-height="0.889cm" fo:min-width="0.64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ffff00" draw:marker-start-width="0.279cm" draw:marker-end-width="0.279cm" draw:fill="solid" draw:fill-color="#3232b2" draw:textarea-horizontal-align="justify" draw:textarea-vertical-align="middle" draw:auto-grow-height="false" fo:min-height="0.889cm" fo:min-width="0.64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ffff00" draw:marker-start-width="0.279cm" draw:marker-end-width="0.279cm" draw:fill="solid" draw:fill-color="#3232b2" draw:textarea-horizontal-align="justify" draw:textarea-vertical-align="middle" draw:auto-grow-height="false" fo:min-height="0.89cm" fo:min-width="0.64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ff00" draw:marker-start-width="0.279cm" draw:marker-end-width="0.279cm" draw:fill="solid" draw:fill-color="#3232b2" draw:textarea-horizontal-align="justify" draw:textarea-vertical-align="middle" draw:auto-grow-height="false" fo:min-height="0.89cm" fo:min-width="0.6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106cm" svg:stroke-color="#3232b2" draw:marker-start-width="0.358cm" draw:marker-end-width="0.358cm" draw:fill="none" draw:textarea-vertical-align="middle" fo:padding-top="0.177cm" fo:padding-bottom="0.177cm" fo:padding-left="0.302cm" fo:padding-right="0.302cm"/>
      <style:paragraph-properties style:writing-mode="lr-tb"/>
    </style:style>
    <style:style style:name="gr6" style:family="graphic" style:parent-style-name="objectwithoutfill">
      <style:graphic-properties draw:stroke="solid" draw:stroke-dash="_32__20_Dots_20_1_20_Dash" svg:stroke-width="0.053cm" svg:stroke-color="#3232b2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81cm" svg:stroke-color="#3232b2" draw:marker-start-width="0.321cm" draw:marker-end-width="0.3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8" style:family="graphic" style:parent-style-name="objectwithoutfill">
      <style:graphic-properties draw:stroke="solid" draw:stroke-dash="_32__20_Dots_20_1_20_Dash" svg:stroke-width="0.081cm" svg:stroke-color="#3232b2" draw:marker-start-width="0.321cm" draw:marker-end-width="0.3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draw:stroke="solid" draw:stroke-dash="_32__20_Dots_20_1_20_Dash" svg:stroke-width="0.035cm" svg:stroke-color="#3232b2" draw:marker-start-width="0.252cm" draw:marker-end-width="0.2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159cm" svg:stroke-color="#3232b2" draw:marker-start-width="0.438cm" draw:marker-end-width="0.438cm" draw:fill="none" draw:textarea-vertical-align="middle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svg:stroke-width="0.053cm" svg:stroke-color="#ffff00" draw:marker-start-width="0.252cm" draw:marker-end-width="0.252cm" draw:fill="solid" draw:fill-color="#3232b2" draw:textarea-horizontal-align="justify" draw:textarea-vertical-align="middle" draw:auto-grow-height="false" fo:min-height="0.871cm" fo:min-width="0.626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  <style:text-properties fo:color="#ffff00"/>
    </style:style>
    <style:style style:name="P2" style:family="paragraph">
      <loext:graphic-properties draw:fill="solid" draw:fill-color="#3232b2"/>
      <style:paragraph-properties fo:text-align="center"/>
      <style:text-properties fo:color="#ffff00" style:font-name="Nimbus Roman No9 L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Nimbus Roman No9 L" fo:font-weight="bold" style:font-weight-asian="bold" style:font-weight-complex="bold"/>
    </style:style>
    <style:style style:name="P5" style:family="paragraph">
      <style:paragraph-properties fo:text-align="center"/>
      <style:text-properties fo:color="#ffff00" style:font-name="Nimbus Roman No9 L" fo:font-weight="bold" style:font-weight-asian="bold" style:font-weight-complex="bold"/>
    </style:style>
    <style:style style:name="T1" style:family="text">
      <style:text-properties style:font-name="Nimbus Roman No9 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1.666cm" svg:height="1.659cm" svg:x="15.657cm" svg:y="18.497cm">
          <text:p text:style-name="P1"><text:span text:style-name="T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667cm" svg:height="1.659cm" svg:x="9.795cm" svg:y="0.643cm">
          <text:p text:style-name="P1"><text:span text:style-name="T1">S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666cm" svg:height="1.659cm" svg:x="19.224cm" svg:y="13.451cm">
          <text:p text:style-name="P1"><text:span text:style-name="T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667cm" svg:height="1.66cm" svg:x="4.011cm" svg:y="2.474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66cm" svg:height="1.659cm" svg:x="0.294cm" svg:y="13.472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67cm" svg:height="1.659cm" svg:x="19.126cm" svg:y="7.479cm">
          <text:p text:style-name="P1"><text:span text:style-name="T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666cm" svg:height="1.66cm" svg:x="0.294cm" svg:y="7.374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67cm" svg:height="1.659cm" svg:x="9.863cm" svg:y="20.358cm">
          <text:p text:style-name="P1"><text:span text:style-name="T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66cm" svg:height="1.659cm" svg:x="3.851cm" svg:y="18.617cm">
          <text:p text:style-name="P1"><text:span text:style-name="T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0.629cm" svg:y1="2.302cm" svg:x2="5.434cm" svg:y2="3.891cm" draw:start-shape="id1" draw:start-glue-point="8" draw:end-shape="id2" draw:end-glue-point="9" svg:d="M10629 2302l-5195 1589" svg:viewBox="0 0 5196 1590">
          <text:p text:style-name="P3"><text:span text:style-name="T1">0.1826 <text:s text:c="11"/></text:span></text:p>
        </draw:connector>
        <draw:connector draw:style-name="gr6" draw:text-style-name="P4" draw:layer="layout" draw:type="line" svg:x1="10.629cm" svg:y1="2.302cm" svg:x2="5.273cm" svg:y2="18.86cm" draw:start-shape="id1" draw:start-glue-point="8" draw:end-shape="id3" draw:end-glue-point="11" svg:d="M10629 2302l-5356 16558" svg:viewBox="0 0 5357 16559">
          <text:p text:style-name="P3"><text:span text:style-name="T1">0.0608</text:span></text:p>
        </draw:connector>
        <draw:connector draw:style-name="gr6" draw:text-style-name="P4" draw:layer="layout" draw:type="line" svg:x1="10.629cm" svg:y1="2.302cm" svg:x2="10.697cm" svg:y2="20.358cm" draw:start-shape="id1" draw:start-glue-point="8" draw:end-shape="id4" draw:end-glue-point="4" svg:d="M10629 2302l68 18056" svg:viewBox="0 0 69 18057">
          <text:p text:style-name="P3"><text:span text:style-name="T1">0.0745</text:span></text:p>
        </draw:connector>
        <draw:connector draw:style-name="gr5" draw:text-style-name="P4" draw:layer="layout" draw:type="line" svg:x1="10.629cm" svg:y1="2.302cm" svg:x2="1.716cm" svg:y2="8.791cm" draw:start-shape="id1" draw:start-glue-point="8" draw:end-shape="id5" draw:end-glue-point="9" svg:d="M10629 2302l-8913 6489" svg:viewBox="0 0 8914 6490">
          <text:p text:style-name="P3"><text:span text:style-name="T1">0.1690</text:span></text:p>
        </draw:connector>
        <draw:connector draw:style-name="gr7" draw:text-style-name="P4" draw:layer="layout" draw:type="line" svg:x1="10.629cm" svg:y1="2.302cm" svg:x2="1.96cm" svg:y2="14.302cm" draw:start-shape="id1" draw:start-glue-point="8" draw:end-shape="id6" draw:end-glue-point="10" svg:d="M10629 2302l-8669 12000" svg:viewBox="0 0 8670 12001">
          <text:p text:style-name="P3"><text:span text:style-name="T1">0.1391</text:span></text:p>
        </draw:connector>
        <draw:connector draw:style-name="gr8" draw:text-style-name="P4" draw:layer="layout" draw:type="line" svg:x1="5.434cm" svg:y1="3.891cm" svg:x2="1.716cm" svg:y2="8.791cm" draw:start-shape="id2" draw:start-glue-point="9" draw:end-shape="id5" draw:end-glue-point="9" svg:d="M5434 3891l-3718 4900" svg:viewBox="0 0 3719 4901">
          <text:p text:style-name="P3"><text:span text:style-name="T1">0.1157</text:span></text:p>
        </draw:connector>
        <draw:connector draw:style-name="gr9" draw:text-style-name="P4" draw:layer="layout" draw:type="line" svg:x1="5.434cm" svg:y1="3.891cm" svg:x2="15.657cm" svg:y2="19.327cm" draw:start-shape="id2" draw:start-glue-point="9" draw:end-shape="id7" draw:end-glue-point="6" svg:d="M5434 3891l10223 15436" svg:viewBox="0 0 10224 15437">
          <text:p text:style-name="P3"><text:span text:style-name="T1"><text:s text:c="4"/></text:span></text:p>
          <text:p text:style-name="P3"><text:span text:style-name="T1">0.0429 <text:s text:c="8"/></text:span></text:p>
        </draw:connector>
        <draw:connector draw:style-name="gr5" draw:text-style-name="P4" draw:layer="layout" draw:type="line" svg:x1="5.434cm" svg:y1="3.891cm" svg:x2="19.37cm" svg:y2="8.895cm" draw:start-shape="id2" draw:start-glue-point="9" draw:end-shape="id8" draw:end-glue-point="7" svg:d="M5434 3891l13936 5004" svg:viewBox="0 0 13937 5005">
          <text:p text:style-name="P3"><text:span text:style-name="T1">0.1826</text:span></text:p>
        </draw:connector>
        <draw:connector draw:style-name="gr5" draw:text-style-name="P4" draw:layer="layout" draw:type="line" svg:x1="1.716cm" svg:y1="8.791cm" svg:x2="1.96cm" svg:y2="14.302cm" draw:start-shape="id5" draw:start-glue-point="9" draw:end-shape="id6" draw:end-glue-point="10" svg:d="M1716 8791l244 5511" svg:viewBox="0 0 245 5512">
          <text:p text:style-name="P3"><text:span text:style-name="T1"><text:s text:c="11"/></text:span><text:span text:style-name="T1">0.1960</text:span></text:p>
        </draw:connector>
        <draw:connector draw:style-name="gr9" draw:text-style-name="P4" draw:layer="layout" draw:type="line" svg:x1="1.716cm" svg:y1="8.791cm" svg:x2="5.273cm" svg:y2="18.86cm" draw:start-shape="id5" draw:start-glue-point="9" draw:end-shape="id3" draw:end-glue-point="11" svg:d="M1716 8791l3557 10069" svg:viewBox="0 0 3558 10070">
          <text:p text:style-name="P3"><text:span text:style-name="T1">0.0514</text:span></text:p>
        </draw:connector>
        <draw:connector draw:style-name="gr6" draw:text-style-name="P4" draw:layer="layout" draw:type="line" svg:x1="1.716cm" svg:y1="8.791cm" svg:x2="10.697cm" svg:y2="20.358cm" draw:start-shape="id5" draw:start-glue-point="9" draw:end-shape="id4" draw:end-glue-point="4" svg:d="M1716 8791l8981 11567" svg:viewBox="0 0 8982 11568">
          <text:p text:style-name="P3"><text:span text:style-name="T1">0.0630</text:span></text:p>
        </draw:connector>
        <draw:connector draw:style-name="gr8" draw:text-style-name="P4" draw:layer="layout" draw:type="line" svg:x1="1.716cm" svg:y1="8.791cm" svg:x2="15.657cm" svg:y2="19.327cm" draw:start-shape="id5" draw:start-glue-point="9" draw:end-shape="id7" draw:end-glue-point="6" svg:d="M1716 8791l13941 10536" svg:viewBox="0 0 13942 10537">
          <text:p text:style-name="P3"><text:span text:style-name="T1">0.1058</text:span></text:p>
        </draw:connector>
        <draw:connector draw:style-name="gr9" draw:text-style-name="P4" draw:layer="layout" draw:type="line" svg:x1="1.716cm" svg:y1="8.791cm" svg:x2="19.37cm" svg:y2="8.895cm" draw:start-shape="id5" draw:start-glue-point="9" draw:end-shape="id8" draw:end-glue-point="7" svg:d="M1716 8791l17654 104" svg:viewBox="0 0 17655 105">
          <text:p text:style-name="P3"><text:span text:style-name="T1"><text:s text:c="6"/></text:span><text:span text:style-name="T1">0.0563</text:span></text:p>
        </draw:connector>
        <draw:connector draw:style-name="gr8" draw:text-style-name="P4" draw:layer="layout" draw:type="line" svg:x1="1.96cm" svg:y1="14.302cm" svg:x2="5.273cm" svg:y2="18.86cm" draw:start-shape="id6" draw:start-glue-point="10" draw:end-shape="id3" draw:end-glue-point="11" svg:d="M1960 14302l3313 4558" svg:viewBox="0 0 3314 4559">
          <text:p text:style-name="P3"><text:span text:style-name="T1">0.1270</text:span></text:p>
        </draw:connector>
        <draw:connector draw:style-name="gr8" draw:text-style-name="P4" draw:layer="layout" draw:type="line" svg:x1="1.96cm" svg:y1="14.302cm" svg:x2="10.697cm" svg:y2="20.358cm" draw:start-shape="id6" draw:start-glue-point="10" draw:end-shape="id4" draw:end-glue-point="4" svg:d="M1960 14302l8737 6056" svg:viewBox="0 0 8738 6057">
          <text:p text:style-name="P3"><text:span text:style-name="T1">0.1037</text:span></text:p>
        </draw:connector>
        <draw:connector draw:style-name="gr5" draw:text-style-name="P4" draw:layer="layout" draw:type="line" svg:x1="1.96cm" svg:y1="14.302cm" svg:x2="15.657cm" svg:y2="19.327cm" draw:start-shape="id6" draw:start-glue-point="10" draw:end-shape="id7" draw:end-glue-point="6" svg:d="M1960 14302l13697 5025" svg:viewBox="0 0 13698 5026">
          <text:p text:style-name="P3"><text:span text:style-name="T1">0.1742</text:span></text:p>
        </draw:connector>
        <draw:connector draw:style-name="gr8" draw:text-style-name="P4" draw:layer="layout" draw:type="line" svg:x1="1.96cm" svg:y1="14.302cm" svg:x2="19.224cm" svg:y2="14.281cm" draw:start-shape="id6" draw:start-glue-point="10" draw:end-shape="id9" draw:end-glue-point="6" svg:d="M1960 14302l17264-21" svg:viewBox="0 0 17265 22">
          <text:p text:style-name="P3"><text:span text:style-name="T1"><text:s text:c="13"/></text:span><text:span text:style-name="T1">0.0733</text:span></text:p>
        </draw:connector>
        <draw:connector draw:style-name="gr7" draw:text-style-name="P4" draw:layer="layout" draw:type="line" svg:x1="1.96cm" svg:y1="14.302cm" svg:x2="19.37cm" svg:y2="8.895cm" draw:start-shape="id6" draw:start-glue-point="10" draw:end-shape="id8" draw:end-glue-point="7" svg:d="M1960 14302l17410-5407" svg:viewBox="0 0 17411 5408">
          <text:p text:style-name="P3"><text:span text:style-name="T1"><text:s text:c="25"/></text:span><text:span text:style-name="T1">0.1391</text:span></text:p>
        </draw:connector>
        <draw:connector draw:style-name="gr6" draw:text-style-name="P4" draw:layer="layout" draw:type="line" svg:x1="5.273cm" svg:y1="18.86cm" svg:x2="10.697cm" svg:y2="20.358cm" draw:start-shape="id3" draw:start-glue-point="11" draw:end-shape="id4" draw:end-glue-point="4" svg:d="M5273 18860l5424 1498" svg:viewBox="0 0 5425 1499">
          <text:p text:style-name="P3"><text:span text:style-name="T1">0.0680</text:span></text:p>
        </draw:connector>
        <draw:connector draw:style-name="gr6" draw:text-style-name="P4" draw:layer="layout" draw:type="line" svg:x1="5.273cm" svg:y1="18.86cm" svg:x2="15.657cm" svg:y2="19.327cm" draw:start-shape="id3" draw:start-glue-point="11" draw:end-shape="id7" draw:end-glue-point="6" svg:d="M5273 18860l10384 467" svg:viewBox="0 0 10385 468">
          <text:p text:style-name="P3"><text:span text:style-name="T1">0.0572</text:span></text:p>
        </draw:connector>
        <draw:connector draw:style-name="gr6" draw:text-style-name="P4" draw:layer="layout" draw:type="line" svg:x1="5.273cm" svg:y1="18.86cm" svg:x2="19.224cm" svg:y2="14.281cm" draw:start-shape="id3" draw:start-glue-point="11" draw:end-shape="id9" draw:end-glue-point="6" svg:d="M5273 18860l13951-4579" svg:viewBox="0 0 13952 4580">
          <text:p text:style-name="P3"><text:span text:style-name="T1">0.0962</text:span></text:p>
        </draw:connector>
        <draw:connector draw:style-name="gr5" draw:text-style-name="P4" draw:layer="layout" draw:type="line" svg:x1="10.697cm" svg:y1="20.358cm" svg:x2="15.657cm" svg:y2="19.327cm" draw:start-shape="id4" draw:start-glue-point="4" draw:end-shape="id7" draw:end-glue-point="6" svg:d="M10697 20358l4960-1031" svg:viewBox="0 0 4961 1032">
          <text:p text:style-name="P3"><text:span text:style-name="T1">0.1400</text:span></text:p>
        </draw:connector>
        <draw:connector draw:style-name="gr10" draw:text-style-name="P4" draw:layer="layout" draw:type="line" svg:x1="10.697cm" svg:y1="20.358cm" svg:x2="19.224cm" svg:y2="14.281cm" draw:start-shape="id4" draw:start-glue-point="4" draw:end-shape="id9" draw:end-glue-point="6" svg:d="M10697 20358l8527-6077" svg:viewBox="0 0 8528 6078">
          <text:p text:style-name="P3"><text:span text:style-name="T1">0.2357</text:span></text:p>
        </draw:connector>
        <draw:connector draw:style-name="gr5" draw:text-style-name="P4" draw:layer="layout" draw:type="line" svg:x1="10.697cm" svg:y1="20.358cm" svg:x2="19.37cm" svg:y2="8.895cm" draw:start-shape="id4" draw:start-glue-point="4" draw:end-shape="id8" draw:end-glue-point="7" svg:d="M10697 20358l8673-11463" svg:viewBox="0 0 8674 11464">
          <text:p text:style-name="P3"><text:span text:style-name="T1">0.1491</text:span></text:p>
        </draw:connector>
        <draw:connector draw:style-name="gr5" draw:text-style-name="P4" draw:layer="layout" draw:type="line" svg:x1="15.657cm" svg:y1="19.327cm" svg:x2="19.224cm" svg:y2="14.281cm" draw:start-shape="id7" draw:start-glue-point="6" draw:end-shape="id9" draw:end-glue-point="6" svg:d="M15657 19327l3567-5046" svg:viewBox="0 0 3568 5047">
          <text:p text:style-name="P3"><text:span text:style-name="T1"><text:s text:c="15"/></text:span><text:span text:style-name="T1">0.1980</text:span></text:p>
        </draw:connector>
        <draw:connector draw:style-name="gr5" draw:text-style-name="P4" draw:layer="layout" draw:type="line" svg:x1="15.657cm" svg:y1="19.327cm" svg:x2="19.37cm" svg:y2="8.895cm" draw:start-shape="id7" draw:start-glue-point="6" draw:end-shape="id8" draw:end-glue-point="7" svg:d="M15657 19327l3713-10432" svg:viewBox="0 0 3714 10433">
          <text:p text:style-name="P3"><text:span text:style-name="T1"><text:s text:c="11"/></text:span><text:span text:style-name="T1">0.1879</text:span></text:p>
        </draw:connector>
        <draw:connector draw:style-name="gr8" draw:text-style-name="P4" draw:layer="layout" draw:type="line" svg:x1="19.224cm" svg:y1="14.281cm" svg:x2="19.37cm" svg:y2="8.895cm" draw:start-shape="id9" draw:start-glue-point="6" draw:end-shape="id8" draw:end-glue-point="7" svg:d="M19224 14281l146-5386" svg:viewBox="0 0 147 5387">
          <text:p text:style-name="P3"><text:span text:style-name="T1">0.1054</text:span></text:p>
        </draw:connector>
        <draw:custom-shape draw:style-name="gr11" draw:text-style-name="P2" xml:id="id10" draw:id="id10" draw:layer="layout" svg:width="1.666cm" svg:height="1.659cm" svg:x="15.629cm" svg:y="2.58cm">
          <text:p text:style-name="P5"><text:span text:style-name="T1">S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4" draw:layer="layout" draw:type="line" svg:x1="10.629cm" svg:y1="2.302cm" svg:x2="15.873cm" svg:y2="3.996cm" draw:start-shape="id1" draw:start-glue-point="8" draw:end-shape="id10" draw:end-glue-point="7" svg:d="M10629 2302l5244 1694" svg:viewBox="0 0 5245 1695">
          <text:p text:style-name="P3"><text:span text:style-name="T1"><text:s text:c="15"/></text:span><text:span text:style-name="T1">0.2309</text:span></text:p>
        </draw:connector>
        <draw:connector draw:style-name="gr8" draw:text-style-name="P4" draw:layer="layout" draw:type="line" svg:x1="5.434cm" svg:y1="3.891cm" svg:x2="15.873cm" svg:y2="3.996cm" draw:start-shape="id2" draw:start-glue-point="9" draw:end-shape="id10" draw:end-glue-point="7" svg:d="M5434 3891l10439 105" svg:viewBox="0 0 10440 106">
          <text:p text:style-name="P3"><text:span text:style-name="T1">0.1186</text:span></text:p>
        </draw:connector>
        <draw:connector draw:style-name="gr10" draw:text-style-name="P4" draw:layer="layout" draw:type="line" svg:x1="1.716cm" svg:y1="8.791cm" svg:x2="15.873cm" svg:y2="3.996cm" draw:start-shape="id5" draw:start-glue-point="9" draw:end-shape="id10" draw:end-glue-point="7" svg:d="M1716 8791l14157-4795" svg:viewBox="0 0 14158 4796">
          <text:p text:style-name="P3"><text:span text:style-name="T1"><text:s text:c="20"/></text:span><text:span text:style-name="T1">0.2440</text:span></text:p>
        </draw:connector>
        <draw:connector draw:style-name="gr8" draw:text-style-name="P4" draw:layer="layout" draw:type="line" svg:x1="1.96cm" svg:y1="14.302cm" svg:x2="15.873cm" svg:y2="3.996cm" draw:start-shape="id6" draw:start-glue-point="10" draw:end-shape="id10" draw:end-glue-point="7" svg:d="M1960 14302l13913-10306" svg:viewBox="0 0 13914 10307">
          <text:p text:style-name="P3"><text:span text:style-name="T1">0.1205</text:span></text:p>
        </draw:connector>
        <draw:connector draw:style-name="gr8" draw:text-style-name="P4" draw:layer="layout" draw:type="line" svg:x1="5.273cm" svg:y1="18.86cm" svg:x2="15.873cm" svg:y2="3.996cm" draw:start-shape="id3" draw:start-glue-point="11" draw:end-shape="id10" draw:end-glue-point="7" svg:d="M5273 18860l10600-14864" svg:viewBox="0 0 10601 14865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0.1054</text:span></text:p>
        </draw:connector>
        <draw:connector draw:style-name="gr7" draw:text-style-name="P4" draw:layer="layout" draw:type="line" svg:x1="10.697cm" svg:y1="20.358cm" svg:x2="15.873cm" svg:y2="3.996cm" draw:start-shape="id4" draw:start-glue-point="4" draw:end-shape="id10" draw:end-glue-point="7" svg:d="M10697 20358l5176-16362" svg:viewBox="0 0 5177 16363">
          <text:p text:style-name="P3"><text:span text:style-name="T1">0.1291</text:span></text:p>
        </draw:connector>
        <draw:connector draw:style-name="gr8" draw:text-style-name="P4" draw:layer="layout" draw:type="line" svg:x1="19.37cm" svg:y1="8.895cm" svg:x2="15.873cm" svg:y2="3.996cm" draw:start-shape="id8" draw:start-glue-point="7" draw:end-shape="id10" draw:end-glue-point="7" svg:d="M19370 8895l-3497-4899" svg:viewBox="0 0 3498 4900">
          <text:p text:style-name="P3"><text:span text:style-name="T1"><text:s text:c="11"/></text:span><text:span text:style-name="T1">0.1155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08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07T10:37:25.667135664</meta:creation-date>
    <dc:date>2020-10-26T19:08:10.627967843</dc:date>
    <meta:editing-duration>PT1H12M50S</meta:editing-duration>
    <meta:editing-cycles>32</meta:editing-cycles>
    <meta:generator>LibreOffice/6.3.4.2$Linux_X86_64 LibreOffice_project/60da17e045e08f1793c57c00ba83cdfce946d0aa</meta:generator>
    <meta:document-statistic meta:object-count="44"/>
  </office:meta>
</office:document-meta>
</file>